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8370"/>
    </style:style>
    <style:style style:name="P2" style:family="paragraph" style:parent-style-name="Standard">
      <style:text-properties officeooo:paragraph-rsid="00178ae0"/>
    </style:style>
    <style:style style:name="P3" style:family="paragraph" style:parent-style-name="Standard">
      <style:text-properties officeooo:paragraph-rsid="0017f780"/>
    </style:style>
    <style:style style:name="P4" style:family="paragraph" style:parent-style-name="Standard">
      <style:text-properties officeooo:paragraph-rsid="0029ca02"/>
    </style:style>
    <style:style style:name="P5" style:family="paragraph" style:parent-style-name="Standard">
      <style:text-properties officeooo:paragraph-rsid="002a3e17"/>
    </style:style>
    <style:style style:name="T1" style:family="text">
      <style:text-properties officeooo:rsid="000e8370"/>
    </style:style>
    <style:style style:name="T2" style:family="text">
      <style:text-properties officeooo:rsid="00116e90"/>
    </style:style>
    <style:style style:name="T3" style:family="text">
      <style:text-properties officeooo:rsid="00178ae0"/>
    </style:style>
    <style:style style:name="T4" style:family="text">
      <style:text-properties officeooo:rsid="0017f780"/>
    </style:style>
    <style:style style:name="T5" style:family="text">
      <style:text-properties officeooo:rsid="001963c4"/>
    </style:style>
    <style:style style:name="T6" style:family="text">
      <style:text-properties officeooo:rsid="001a20f0"/>
    </style:style>
    <style:style style:name="T7" style:family="text">
      <style:text-properties officeooo:rsid="001ba5a8"/>
    </style:style>
    <style:style style:name="T8" style:family="text">
      <style:text-properties officeooo:rsid="001c63b0"/>
    </style:style>
    <style:style style:name="T9" style:family="text">
      <style:text-properties officeooo:rsid="001fab37"/>
    </style:style>
    <style:style style:name="T10" style:family="text">
      <style:text-properties officeooo:rsid="001fd909"/>
    </style:style>
    <style:style style:name="T11" style:family="text">
      <style:text-properties officeooo:rsid="001fff4b"/>
    </style:style>
    <style:style style:name="T12" style:family="text">
      <style:text-properties officeooo:rsid="002180de"/>
    </style:style>
    <style:style style:name="T13" style:family="text">
      <style:text-properties officeooo:rsid="00257b92"/>
    </style:style>
    <style:style style:name="T14" style:family="text">
      <style:text-properties officeooo:rsid="0026c966"/>
    </style:style>
    <style:style style:name="T15" style:family="text">
      <style:text-properties officeooo:rsid="0027e070"/>
    </style:style>
    <style:style style:name="T16" style:family="text">
      <style:text-properties officeooo:rsid="00280957"/>
    </style:style>
    <style:style style:name="T17" style:family="text">
      <style:text-properties officeooo:rsid="0029ca02"/>
    </style:style>
    <style:style style:name="T18" style:family="text">
      <style:text-properties officeooo:rsid="002a3e17"/>
    </style:style>
    <style:style style:name="T19" style:family="text">
      <style:text-properties officeooo:rsid="002b9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</text:span><text:span text:style-name="T5">Population </text:span><text:span text:style-name="T1">Genetics of a population of Google Queries</text:span></text:p>
      <text:p text:style-name="P1"><text:span text:style-name="T1"/></text:p>
      <text:p text:style-name="P2"><text:span text:style-name="T3">The aim of this project is to find </text:span><text:span text:style-name="T12">the </text:span><text:span text:style-name="T3">point of convergence between the techniques used to study natural selection </text:span><text:span text:style-name="T6">in genotype data (as the data from 1000 genomes project or 23AndMe)</text:span><text:span text:style-name="T3">, genetics algorithms </text:span><text:span text:style-name="T8">(a soft computing technique)</text:span><text:span text:style-name="T3">, and queries on google. </text:span></text:p>
      <text:p text:style-name="P2"><text:span text:style-name="T3"/></text:p>
      <text:p text:style-name="P3"><text:span text:style-name="T4">The basic idea is to </text:span><text:span text:style-name="T7">generate a vast dataset of </text:span><text:span text:style-name="T9">random set of letters, </text:span><text:span text:style-name="T13">query them on </text:span><text:span text:style-name="T10">google to see how many results they obtain, and consider </text:span><text:span text:style-name="T11">this number of results as the fitness of each set of letters. </text:span><text:span text:style-name="T14">This </text:span><text:span text:style-name="T16">fitness value </text:span><text:span text:style-name="T14">will be used to cross and mutate </text:span><text:span text:style-name="T15">the sets of letters, using a genetic algorithm, to obtain, </text:span><text:span text:style-name="T16">after an high number of generations, a set of queries with the higher number</text:span></text:p>
      <text:p text:style-name="P3"><text:span text:style-name="T3"/></text:p>
      <text:p text:style-name="P3"><text:span text:style-name="T3"/></text:p>
      <text:p text:style-name="P3"><text:span text:style-name="T3">…. </text:span></text:p>
      <text:p text:style-name="P4"><text:span text:style-name="T17">While this project could seem not really serious (it is, in fact, a spare-time project), </text:span><text:span text:style-name="T18">the results may be very useful to the three fields interested by the analysis.</text:span></text:p>
      <text:p text:style-name="P5"><text:span text:style-name="T18">To </text:span><text:span text:style-name="T19">our knowledge, nobody has ever tried to apply the tests developed to detect natural selection to the results of a genetic algorithm. …. </text:span></text:p>
      <text:p text:style-name="P3"><text:span text:style-name="T3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ovanni Marco Dall'Olio</meta:initial-creator>
    <meta:creation-date>2011-03-11T13:53:34</meta:creation-date>
    <dc:date>2011-03-11T15:03:18</dc:date>
    <dc:creator>Giovanni Marco Dall'Olio</dc:creator>
    <meta:editing-duration>PT01H09M44S</meta:editing-duration>
    <meta:editing-cycles>30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180" meta:character-count="1014"/>
  </office:meta>
</office:document-meta>
</file>